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na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1a9dae" officeooo:paragraph-rsid="001a9dae" style:font-size-asian="12pt" style:font-size-complex="12pt"/>
    </style:style>
    <style:style style:name="P2" style:family="paragraph" style:parent-style-name="Standard">
      <style:text-properties fo:font-size="12pt" officeooo:rsid="0018208e" officeooo:paragraph-rsid="0018208e" style:font-size-asian="12pt" style:font-size-complex="12pt"/>
    </style:style>
    <style:style style:name="P3" style:family="paragraph" style:parent-style-name="Standard">
      <style:paragraph-properties fo:break-before="page"/>
      <style:text-properties fo:font-size="12pt" officeooo:rsid="0018208e" officeooo:paragraph-rsid="0018208e" style:font-size-asian="12pt" style:font-size-complex="12pt"/>
    </style:style>
    <style:style style:name="P4" style:family="paragraph" style:parent-style-name="Text_20_body">
      <style:text-properties style:font-name="Liberation Serif" fo:font-size="12pt" officeooo:rsid="00191c9f" officeooo:paragraph-rsid="00191c9f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 style:list-style-name="L1">
      <style:text-properties fo:font-size="12pt" officeooo:rsid="00191c9f" officeooo:paragraph-rsid="00191c9f" style:font-size-asian="12pt" style:font-size-complex="12pt"/>
    </style:style>
    <style:style style:name="P7" style:family="paragraph" style:parent-style-name="Text_20_body">
      <style:text-properties fo:font-size="12pt" officeooo:rsid="00191c9f" officeooo:paragraph-rsid="00191c9f" style:font-size-asian="12pt" style:font-size-complex="12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a9da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8208e"/>
    </style:style>
    <style:style style:name="T5" style:family="text">
      <style:text-properties style:font-name="Liberation Serif" officeooo:rsid="00191c9f"/>
    </style:style>
    <style:style style:name="T6" style:family="text">
      <style:text-properties style:font-name="Liberation Serif" officeooo:rsid="001a9dae"/>
    </style:style>
    <style:style style:name="T7" style:family="text">
      <style:text-properties officeooo:rsid="00191c9f"/>
    </style:style>
    <style:style style:name="T8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91c9f" style:font-name-asian="NSimSun1" style:font-size-asian="10pt" style:font-name-complex="Liberation Mono" style:font-size-complex="10pt"/>
    </style:style>
    <style:style style:name="T10" style:family="text">
      <style:text-properties style:font-name="Liberation Mono" style:font-name-asian="NSimSun1" style:font-name-complex="Liberation Mono"/>
    </style:style>
    <style:style style:name="T11" style:family="text">
      <style:text-properties style:font-name="Liberation Mono" officeooo:rsid="00191c9f" style:font-name-asian="NSimSun1" style:font-name-complex="Liberation Mono"/>
    </style:style>
    <style:style style:name="T12" style:family="text">
      <style:text-properties officeooo:rsid="001a9d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ltiMachineBuilder XML data</text:p>
      <text:p text:style-name="P3">The MultiMachineBuilder uses a XML format to define game contents.</text:p>
      <text:p text:style-name="P2"/>
      <text:p text:style-name="P5">In Java, attach a handler using<text:span text:style-name="T1"> @XMLContentParser</text:span><text:span text:style-name="T4"> each containing a XML node type, followed by a fun</text:span><text:span text:style-name="T5">ction that meets following criteria and accepts only </text:span><text:span text:style-name="T2">java.org.dom4j.tree.Node</text:span><text:span text:style-name="T5"> :</text:span></text:p>
      <text:list xml:id="list1203826066" text:style-name="L1">
        <text:list-item>
          <text:p text:style-name="P6"><text:span text:style-name="T3">If function is static, no instance has to be provided.</text:span></text:p>
        </text:list-item>
        <text:list-item>
          <text:p text:style-name="P6"><text:span text:style-name="T3">If function is instancewise, the main instance has to be provided with </text:span><text:span text:style-name="T1">@SingletonInstance</text:span></text:p>
        </text:list-item>
      </text:list>
      <text:p text:style-name="P4">The<text:span text:style-name="T1"> @XMLContentParser </text:span>is repeatable, so the use below is valid.</text:p>
      <text:p text:style-name="P7"><text:span text:style-name="T4">E</text:span><text:span text:style-name="T3">xample:</text:span></text:p>
      <text:p text:style-name="P1">import java.org.dom4j.tree.*;<text:line-break/><text:span text:style-name="T7">@XMLContentParser(„block”, „parseBlock”)<text:line-break/>@XMLContentParser(„</text:span><text:span text:style-name="T11">material</text:span><text:span text:style-name="T7">”, „parseBlock”)<text:line-break/>public class Block{<text:line-break/><text:tab/>…<text:line-break/><text:tab/>public static void parseBlock(</text:span>Node node){<text:line-break/><text:span text:style-name="T7"><text:tab/><text:tab/>…<text:line-break/><text:tab/></text:span>}<text:line-break/><text:span text:style-name="T7"><text:tab/>…</text:span></text:p>
      <text:p text:style-name="P1"><text:span text:style-name="T7"><text:tab/>public static void parse</text:span><text:span text:style-name="T10">Material</text:span><text:span text:style-name="T7">(</text:span>Node node){<text:line-break/><text:span text:style-name="T7"><text:tab/><text:tab/>…<text:line-break/><text:tab/></text:span>}<text:line-break/><text:span text:style-name="T7"><text:tab/>…<text:line-break/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na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Kod" style:family="paragraph" style:parent-style-name="Standard" style:master-page-name="">
      <style:paragraph-properties style:page-number="auto"/>
      <style:text-properties style:font-name="Liberation Mono1" fo:font-family="'Liberation Mono'" style:font-style-name="Regularna" style:font-family-generic="modern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8T17:30:43.837000000</meta:creation-date>
    <dc:date>2021-03-28T19:39:05.639000000</dc:date>
    <meta:editing-duration>PT1H36M10S</meta:editing-duration>
    <meta:editing-cycles>1</meta:editing-cycles>
    <meta:document-statistic meta:table-count="0" meta:image-count="0" meta:object-count="0" meta:page-count="2" meta:paragraph-count="9" meta:word-count="102" meta:character-count="736" meta:non-whitespace-character-count="634"/>
    <meta:generator>LibreOffice/7.1.1.2$Windows_X86_64 LibreOffice_project/fe0b08f4af1bacafe4c7ecc87ce55bb426164676</meta:generator>
  </office:meta>
</office:document-meta>
</file>